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1cm" fo:margin-right="1cm" fo:text-indent="0cm" style:auto-text-indent="fals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text-indent="0cm" style:auto-text-indent="false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text-indent="0cm" style:auto-text-indent="false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5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6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8">
      <style:paragraph-properties fo:margin-left="0cm" fo:margin-right="0cm" fo:text-indent="0cm" style:auto-text-indent="false"/>
    </style:style>
    <style:style style:name="P23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9"/>
    <style:style style:name="P25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11">
      <style:paragraph-properties fo:margin-left="0cm" fo:margin-right="0cm" fo:text-indent="0cm" style:auto-text-indent="false"/>
    </style:style>
    <style:style style:name="P29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12">
      <style:paragraph-properties fo:margin-left="0cm" fo:margin-right="0cm" fo:text-indent="0cm" style:auto-text-indent="false"/>
    </style:style>
    <style:style style:name="P31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13">
      <style:paragraph-properties fo:margin-left="0cm" fo:margin-right="0cm" fo:text-indent="0cm" style:auto-text-indent="false"/>
    </style:style>
    <style:style style:name="P33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14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🎮 <text:span text:style-name="Strong_20_Emphasis"><text:span text:style-name="T1">Devenir un Joueur Pro : Guide d’Amélioration pour les Compétiteurs (Valorant &amp; Jeux Vidéo)</text:span></text:span></text:h>
      <text:p text:style-name="P2"><text:span text:style-name="Strong_20_Emphasis"><text:span text:style-name="T1">Destiné aux membres du club GameBlack</text:span></text:span><text:line-break/><text:span text:style-name="Emphasis">Par ton IA bienveillante 😊</text:span></text:p>
      <text:p text:style-name="Horizontal_20_Line"/>
      <text:h text:style-name="P3" text:outline-level="2">📌 <text:span text:style-name="T1">Introduction : Ce que signifie "être pro" aujourd'hui</text:span></text:h>
      <text:p text:style-name="P2">Être un <text:span text:style-name="Strong_20_Emphasis"><text:span text:style-name="T1">joueur professionnel</text:span></text:span> (ou aspirant pro) dans les jeux vidéo ne signifie pas seulement "gagner souvent". C’est un <text:span text:style-name="Strong_20_Emphasis"><text:span text:style-name="T1">état d’esprit</text:span></text:span>, une <text:span text:style-name="Strong_20_Emphasis"><text:span text:style-name="T1">discipline</text:span></text:span>, et une <text:span text:style-name="Strong_20_Emphasis"><text:span text:style-name="T1">approche méthodique</text:span></text:span> du jeu.<text:line-break/>Même si tu ne vises pas la scène pro officielle, ces principes t’aideront à <text:span text:style-name="Strong_20_Emphasis"><text:span text:style-name="T1">progresser plus vite, prendre du plaisir, et inspirer ton équipe</text:span></text:span>.</text:p>
      <text:p text:style-name="P4">⚠️ <text:span text:style-name="Strong_20_Emphasis"><text:span text:style-name="T1">Rappel important</text:span></text:span> : Le talent existe, mais la <text:span text:style-name="Strong_20_Emphasis"><text:span text:style-name="T1">constance, l’analyse et l’attitude</text:span></text:span> font la vraie différence.</text:p>
      <text:p text:style-name="Horizontal_20_Line"/>
      <text:h text:style-name="P3" text:outline-level="2">🔑 <text:span text:style-name="T1">1. Maîtriser les Bases : Le Socle Technique</text:span></text:h>
      <text:h text:style-name="P5" text:outline-level="3">✅ <text:span text:style-name="T1">Réglages Optimisés</text:span></text:h>
      <text:list text:style-name="L1">
        <text:list-item>
          <text:p text:style-name="P6"><text:span text:style-name="Strong_20_Emphasis"><text:span text:style-name="T1">Souris</text:span></text:span> : DPI bas (400–800), sensibilité in-game stable (ex. 0.25–0.4 dans Valorant).</text:p>
        </text:list-item>
        <text:list-item>
          <text:p text:style-name="P6"><text:span text:style-name="Strong_20_Emphasis"><text:span text:style-name="T1">Affichage</text:span></text:span> : FPS max, résolution native, HUD minimaliste.</text:p>
        </text:list-item>
        <text:list-item>
          <text:p text:style-name="P6"><text:span text:style-name="Strong_20_Emphasis"><text:span text:style-name="T1">Audio</text:span></text:span> : Casque fermé, volume des pas/sons du jeu &gt; musique.</text:p>
        </text:list-item>
        <text:list-item>
          <text:p text:style-name="P7"><text:span text:style-name="Strong_20_Emphasis"><text:span text:style-name="T1">Clavier</text:span></text:span> : Layout ergonomique (touches proches, binds clairs).</text:p>
        </text:list-item>
      </text:list>
      <text:h text:style-name="P5" text:outline-level="3">✅ <text:span text:style-name="T1">Mouvements &amp; Contrôle</text:span></text:h>
      <text:list text:style-name="L2">
        <text:list-item>
          <text:p text:style-name="P8"><text:span text:style-name="Strong_20_Emphasis"><text:span text:style-name="T1">Strafing</text:span></text:span> : Déplacement constant (surtout contre les tirs ennemis).</text:p>
        </text:list-item>
        <text:list-item>
          <text:p text:style-name="P8"><text:span text:style-name="Strong_20_Emphasis"><text:span text:style-name="T1">Recoil Control</text:span></text:span> : Maîtrise des reculs (entraîne-toi dans le <text:span text:style-name="Strong_20_Emphasis"><text:span text:style-name="T1">Shoot Range</text:span></text:span>).</text:p>
        </text:list-item>
        <text:list-item>
          <text:p text:style-name="P9"><text:span text:style-name="Strong_20_Emphasis"><text:span text:style-name="T1">Peek timing</text:span></text:span> : Apprends à "jiggle peek", "wide peek" ou "slow peek" selon la situation.</text:p>
        </text:list-item>
      </text:list>
      <text:h text:style-name="P5" text:outline-level="3">✅ <text:span text:style-name="T1">Aim Training</text:span></text:h>
      <text:list text:style-name="L3">
        <text:list-item>
          <text:p text:style-name="P10">Utilise <text:span text:style-name="Strong_20_Emphasis"><text:span text:style-name="T1">des outils externes</text:span></text:span> :<text:line-break/>→ <text:a xlink:type="simple" xlink:href="https://aimlab.gg/" office:target-frame-name="_blank" xlink:show="new" text:style-name="Internet_20_link" text:visited-style-name="Visited_20_Internet_20_Link">Aim Lab</text:a><text:line-break/>→ <text:a xlink:type="simple" xlink:href="https://store.steampowered.com/app/824270/KovaaKs_FPS_Aim_Trainer/" office:target-frame-name="_blank" xlink:show="new" text:style-name="Internet_20_link" text:visited-style-name="Visited_20_Internet_20_Link">Kovaak</text:a><text:line-break/>→ <text:a xlink:type="simple" xlink:href="https://aimtastic.com/" office:target-frame-name="_blank" xlink:show="new" text:style-name="Internet_20_link" text:visited-style-name="Visited_20_Internet_20_Link">Aimtastic</text:a></text:p>
        </text:list-item>
        <text:list-item>
          <text:p text:style-name="P11">Dans Valorant : <text:span text:style-name="Strong_20_Emphasis"><text:span text:style-name="T1">Warmup quotidien</text:span></text:span> (10–15 min) avec des bots ou le range.</text:p>
        </text:list-item>
      </text:list>
      <text:p text:style-name="P4">📊 Objectif : Réduire ton <text:span text:style-name="Strong_20_Emphasis"><text:span text:style-name="T1">first shot accuracy</text:span></text:span> et ton <text:span text:style-name="Strong_20_Emphasis"><text:span text:style-name="T1">reaction time</text:span></text:span>.</text:p>
      <text:p text:style-name="Horizontal_20_Line"/>
      <text:h text:style-name="P3" text:outline-level="2"><text:soft-page-break/>🧠 <text:span text:style-name="T1">2. L'Intelligence de Jeu : Le Jeu Mental</text:span></text:h>
      <text:h text:style-name="P5" text:outline-level="3">🗺️ <text:span text:style-name="T1">Connaissance de la Carte</text:span></text:h>
      <text:list text:style-name="L4">
        <text:list-item>
          <text:p text:style-name="P12">Chaque angle, chaque utility (flash, fumée, molotov) doit être <text:span text:style-name="Strong_20_Emphasis"><text:span text:style-name="T1">mémorisé</text:span></text:span>.</text:p>
        </text:list-item>
        <text:list-item>
          <text:p text:style-name="P13">Sache <text:span text:style-name="Strong_20_Emphasis"><text:span text:style-name="T1">où tu peux être vu</text:span></text:span> et <text:span text:style-name="Strong_20_Emphasis"><text:span text:style-name="T1">où tu peux voir</text:span></text:span> à chaque position.</text:p>
        </text:list-item>
      </text:list>
      <text:h text:style-name="P5" text:outline-level="3">🤝 <text:span text:style-name="T1">Communication</text:span></text:h>
      <text:list text:style-name="L5">
        <text:list-item>
          <text:p text:style-name="P14">Sois <text:span text:style-name="Strong_20_Emphasis"><text:span text:style-name="T1">clair, concis, utile</text:span></text:span> :<text:line-break/>→ <text:span text:style-name="Emphasis">"Enemy B site, rifle, flashed"</text:span><text:line-break/>→ <text:span text:style-name="Emphasis">"Double utility top mid, pushing"</text:span></text:p>
        </text:list-item>
        <text:list-item>
          <text:p text:style-name="P15">Évite les cris, les insultes, les infos superflues.</text:p>
        </text:list-item>
      </text:list>
      <text:h text:style-name="P5" text:outline-level="3">🧩 <text:span text:style-name="T1">Lecture de Jeu (Game Sense)</text:span></text:h>
      <text:list text:style-name="L6">
        <text:list-item>
          <text:p text:style-name="P16">Anticipe les mouvements adverses.</text:p>
        </text:list-item>
        <text:list-item>
          <text:p text:style-name="P17">Comprends les <text:span text:style-name="Strong_20_Emphasis"><text:span text:style-name="T1">rotations</text:span></text:span>, les <text:span text:style-name="Strong_20_Emphasis"><text:span text:style-name="T1">fake attacks</text:span></text:span>, les <text:span text:style-name="Strong_20_Emphasis"><text:span text:style-name="T1">eco rounds</text:span></text:span>.</text:p>
        </text:list-item>
        <text:list-item>
          <text:p text:style-name="P18">Pose-toi toujours : <text:span text:style-name="Emphasis">"Que ferais-je à leur place ?"</text:span></text:p>
        </text:list-item>
      </text:list>
      <text:p text:style-name="P4">💡 Astuce : Regarde tes <text:span text:style-name="Strong_20_Emphasis"><text:span text:style-name="T1">propres replays</text:span></text:span> avec la question : <text:span text:style-name="Emphasis">"Qu’est-ce que j’aurais pu faire mieux ?"</text:span></text:p>
      <text:p text:style-name="Horizontal_20_Line"/>
      <text:h text:style-name="P3" text:outline-level="2">📈 <text:span text:style-name="T1">3. Analyse &amp; Feedback : S’améliorer Vraiment</text:span></text:h>
      <text:h text:style-name="P5" text:outline-level="3">🔍 <text:span text:style-name="T1">Revue de Gameplay</text:span></text:h>
      <text:list text:style-name="L7">
        <text:list-item>
          <text:p text:style-name="P19">Enregistre tes matchs (avec OBS ou ShadowPlay).</text:p>
        </text:list-item>
        <text:list-item>
          <text:p text:style-name="P20">Note tes erreurs :<text:line-break/>→ Mauvais angle ?<text:line-break/>→ Utility gâchée ?<text:line-break/>→ Mauvaise info donnée ?</text:p>
        </text:list-item>
      </text:list>
      <text:h text:style-name="P5" text:outline-level="3">📊 <text:span text:style-name="T1">Statistiques utiles</text:span></text:h>
      <text:list text:style-name="L8">
        <text:list-item>
          <text:p text:style-name="P21">Ne te focalise pas que sur le K/D !</text:p>
        </text:list-item>
        <text:list-item>
          <text:p text:style-name="P22">Regarde :<text:line-break/>→ <text:span text:style-name="Strong_20_Emphasis"><text:span text:style-name="T1">Headshot %</text:span></text:span><text:line-break/>→ <text:span text:style-name="Strong_20_Emphasis"><text:span text:style-name="T1">First bloods</text:span></text:span><text:line-break/>→ <text:span text:style-name="Strong_20_Emphasis"><text:span text:style-name="T1">Survival rate</text:span></text:span><text:line-break/>→ <text:span text:style-name="Strong_20_Emphasis"><text:span text:style-name="T1">Damage per round (ADR)</text:span></text:span></text:p>
        </text:list-item>
      </text:list>
      <text:h text:style-name="P5" text:outline-level="3">🧑‍🤝‍🧑 <text:span text:style-name="T1">Feedback d’équipe</text:span></text:h>
      <text:list text:style-name="L9">
        <text:list-item>
          <text:p text:style-name="P23">Crée une culture <text:span text:style-name="Strong_20_Emphasis"><text:span text:style-name="T1">constructive</text:span></text:span> : "Tu as bien joué X, mais essaie Y la prochaine fois."</text:p>
        </text:list-item>
        <text:list-item>
          <text:p text:style-name="P24">Accepte la critique sans émotion immédiate.</text:p>
        </text:list-item>
      </text:list>
      <text:p text:style-name="Horizontal_20_Line"/>
      <text:h text:style-name="P3" text:outline-level="2"><text:soft-page-break/>💪 <text:span text:style-name="T1">4. Discipline &amp; Hygiène de Vie</text:span></text:h>
      <text:h text:style-name="P5" text:outline-level="3">🕒 <text:span text:style-name="T1">Routine d’Entraînement</text:span></text:h>
      <text:list text:style-name="L10">
        <text:list-item>
          <text:p text:style-name="P25"><text:span text:style-name="Strong_20_Emphasis"><text:span text:style-name="T1">Qualité &gt; Quantité</text:span></text:span> : 2–3h focalisées valent mieux que 6h distraites.</text:p>
        </text:list-item>
        <text:list-item>
          <text:p text:style-name="P26">Planifie :<text:line-break/>→ Lundi : Aim + Warmup<text:line-break/>→ Mardi : VOD Review<text:line-break/>→ Mercredi : Scrim avec équipe<text:line-break/>→ ...</text:p>
        </text:list-item>
      </text:list>
      <text:h text:style-name="P5" text:outline-level="3">🧘 <text:span text:style-name="T1">Bien-être Mental &amp; Physique</text:span></text:h>
      <text:list text:style-name="L11">
        <text:list-item>
          <text:p text:style-name="P27"><text:span text:style-name="Strong_20_Emphasis"><text:span text:style-name="T1">Sommeil</text:span></text:span> : 7–8h minimum (la fatigue = erreurs).</text:p>
        </text:list-item>
        <text:list-item>
          <text:p text:style-name="P27"><text:span text:style-name="Strong_20_Emphasis"><text:span text:style-name="T1">Alimentation</text:span></text:span> : Évite le sucre rapide en stream/match.</text:p>
        </text:list-item>
        <text:list-item>
          <text:p text:style-name="P28"><text:span text:style-name="Strong_20_Emphasis"><text:span text:style-name="T1">Équilibre</text:span></text:span> : Prends des pauses (20 min toutes les 2h), fais des étirements.</text:p>
        </text:list-item>
      </text:list>
      <text:p text:style-name="P4">🧠 La concentration est une <text:span text:style-name="Strong_20_Emphasis"><text:span text:style-name="T1">muscle</text:span></text:span> à entraîner, comme l’aim.</text:p>
      <text:p text:style-name="Horizontal_20_Line"/>
      <text:h text:style-name="P3" text:outline-level="2">🧑‍🏫 <text:span text:style-name="T1">5. Intégrer une Équipe Structurée (Club GameBlack 💚)</text:span></text:h>
      <text:h text:style-name="P5" text:outline-level="3">🤲 <text:span text:style-name="T1">Valeurs à cultiver</text:span></text:h>
      <text:list text:style-name="L12">
        <text:list-item>
          <text:p text:style-name="P29"><text:span text:style-name="Strong_20_Emphasis"><text:span text:style-name="T1">Respect</text:span></text:span> : Envers les coéquipiers, les adversaires, les règles.</text:p>
        </text:list-item>
        <text:list-item>
          <text:p text:style-name="P29"><text:span text:style-name="Strong_20_Emphasis"><text:span text:style-name="T1">Responsabilité</text:span></text:span> : Être à l’heure, prêt, motivé.</text:p>
        </text:list-item>
        <text:list-item>
          <text:p text:style-name="P30"><text:span text:style-name="Strong_20_Emphasis"><text:span text:style-name="T1">Humilité</text:span></text:span> : Apprendre de tout le monde, même des "moins bons".</text:p>
        </text:list-item>
      </text:list>
      <text:h text:style-name="P5" text:outline-level="3">🎯 <text:span text:style-name="T1">Objectifs Collectifs</text:span></text:h>
      <text:list text:style-name="L13">
        <text:list-item>
          <text:p text:style-name="P31">Organisez des <text:span text:style-name="Strong_20_Emphasis"><text:span text:style-name="T1">scrims réguliers</text:span></text:span>.</text:p>
        </text:list-item>
        <text:list-item>
          <text:p text:style-name="P31">Définissez des <text:span text:style-name="Strong_20_Emphasis"><text:span text:style-name="T1">rôles clairs</text:span></text:span> (IGL, entry, support, etc.).</text:p>
        </text:list-item>
        <text:list-item>
          <text:p text:style-name="P32">Créez un <text:span text:style-name="Strong_20_Emphasis"><text:span text:style-name="T1">document stratégique</text:span></text:span> (strats par carte, signaux, callouts).</text:p>
        </text:list-item>
      </text:list>
      <text:p text:style-name="Horizontal_20_Line"/>
      <text:h text:style-name="P3" text:outline-level="2">🎁 <text:span text:style-name="T1">Bonus : Ressources Incontournables</text:span></text:h>
      <text:list text:style-name="L14">
        <text:list-item>
          <text:p text:style-name="P33"><text:span text:style-name="Strong_20_Emphasis"><text:span text:style-name="T1">Chaînes YouTube</text:span></text:span> :<text:line-break/>→ <text:span text:style-name="Emphasis">Valorant Coaching</text:span> (anglais/français)<text:line-break/>→ <text:span text:style-name="Emphasis">Flats</text:span> (game sense)<text:line-break/>→ <text:span text:style-name="Emphasis">Wardell</text:span> (mécaniques)</text:p>
        </text:list-item>
        <text:list-item>
          <text:p text:style-name="P33"><text:span text:style-name="Strong_20_Emphasis"><text:span text:style-name="T1">Discord communautaire</text:span></text:span> : Rejoins des serveurs d’entraide (ex. <text:span text:style-name="Emphasis">Valorant University</text:span>).</text:p>
        </text:list-item>
        <text:list-item>
          <text:p text:style-name="P34"><text:span text:style-name="Strong_20_Emphasis"><text:span text:style-name="T1">Outils</text:span></text:span> :<text:line-break/>→ <text:a xlink:type="simple" xlink:href="https://www.vapordata.gg/" office:target-frame-name="_blank" xlink:show="new" text:style-name="Internet_20_link" text:visited-style-name="Visited_20_Internet_20_Link">vapordata.gg</text:a> (stats détaillées)<text:line-break/>→ <text:a xlink:type="simple" xlink:href="https://tracker.gg/valorant" office:target-frame-name="_blank" xlink:show="new" text:style-name="Internet_20_link" text:visited-style-name="Visited_20_Internet_20_Link">tracker.gg/valorant</text:a></text:p>
        </text:list-item>
      </text:list>
      <text:p text:style-name="Horizontal_20_Line"/>
      <text:h text:style-name="P3" text:outline-level="2"><text:soft-page-break/>✨ <text:span text:style-name="T1">Conclusion : Le Pro Mindset</text:span></text:h>
      <text:p text:style-name="P4"><text:span text:style-name="Strong_20_Emphasis"><text:span text:style-name="T1">"Les pros ne sont pas ceux qui ne perdent jamais, mais ceux qui apprennent à chaque défaite."</text:span></text:span></text:p>
      <text:p text:style-name="P2">Intègre ces principes dans ton quotidien, reste curieux, et <text:span text:style-name="Strong_20_Emphasis"><text:span text:style-name="T1">amuse-toi</text:span></text:span>. Le jeu compétitif est un <text:span text:style-name="Strong_20_Emphasis"><text:span text:style-name="T1">marathon</text:span></text:span>, pas un sprint.</text:p>
      <text:p text:style-name="P2"><text:span text:style-name="Strong_20_Emphasis"><text:span text:style-name="T1">GameBlack peut devenir un incubateur de talents… à condition que chacun s’engage !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8T13:16:29.003521000</meta:creation-date>
    <dc:date>2025-12-08T13:18:19.525161000</dc:date>
    <meta:editing-duration>PT1M53S</meta:editing-duration>
    <meta:editing-cycles>1</meta:editing-cycles>
    <meta:document-statistic meta:table-count="0" meta:image-count="0" meta:object-count="0" meta:page-count="4" meta:paragraph-count="67" meta:word-count="718" meta:character-count="4072" meta:non-whitespace-character-count="3462"/>
    <meta:generator>LibreOffice/25.2.6.2$Windows_X86_64 LibreOffice_project/729c5bfe710f5eb71ed3bbde9e06a6065e9c6c5d</meta:generator>
  </office:meta>
</office:document-meta>
</file>